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complex="" style:font-family-generic-asian="roman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>
      <style:graphic-properties draw:fill="none" draw:stroke="solid" svg:stroke-width="0.00694in" svg:stroke-color="#4472c4" draw:marker-end="a471" svg:stroke-opacity="100%" draw:stroke-linejoin="miter" svg:stroke-linecap="butt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4">
      <style:graphic-properties draw:fill="none" draw:stroke="solid" svg:stroke-width="0.00694in" svg:stroke-color="#4472c4" draw:marker-end="a473" svg:stroke-opacity="100%" draw:stroke-linejoin="miter" svg:stroke-linecap="butt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7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>
      <style:graphic-properties draw:fill="none" draw:stroke="solid" svg:stroke-width="0.00694in" svg:stroke-color="#4472c4" draw:marker-end="a494" svg:stroke-opacity="100%" draw:stroke-linejoin="miter" svg:stroke-linecap="butt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7">
      <style:graphic-properties draw:fill="none" draw:stroke="solid" svg:stroke-width="0.00694in" svg:stroke-color="#4472c4" draw:marker-end="a496" svg:stroke-opacity="100%" draw:stroke-linejoin="miter" svg:stroke-linecap="butt"/>
    </style:style>
    <style:style style:family="graphic" style:name="a539">
      <style:graphic-properties draw:fill="none" draw:stroke="solid" svg:stroke-width="0.00694in" svg:stroke-color="#4472c4" draw:marker-end="a538" svg:stroke-opacity="100%" draw:stroke-linejoin="miter" svg:stroke-linecap="butt"/>
    </style:style>
    <style:style style:family="graphic" style:name="a499">
      <style:graphic-properties draw:fill="none" draw:stroke="solid" svg:stroke-width="0.00694in" svg:stroke-color="#4472c4" draw:marker-end="a498" svg:stroke-opacity="100%" draw:stroke-linejoin="miter" svg:stroke-linecap="butt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>
      <style:graphic-properties draw:fill="none" draw:stroke="solid" svg:stroke-width="0.00694in" svg:stroke-color="#4472c4" draw:marker-end="a433" svg:stroke-opacity="100%" draw:stroke-linejoin="miter" svg:stroke-linecap="butt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draw:fill="none" draw:stroke="solid" svg:stroke-width="0.00694in" svg:stroke-color="#4472c4" draw:marker-end="a435" svg:stroke-opacity="100%" draw:stroke-linejoin="miter" svg:stroke-linecap="butt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none" draw:stroke="solid" svg:stroke-width="0.00694in" svg:stroke-color="#4472c4" draw:marker-end="a540" svg:stroke-opacity="100%" draw:stroke-linejoin="miter" svg:stroke-linecap="butt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3">
      <style:graphic-properties draw:fill="none" draw:stroke="solid" svg:stroke-width="0.00694in" svg:stroke-color="#4472c4" draw:marker-end="a542" svg:stroke-opacity="100%" draw:stroke-linejoin="miter" svg:stroke-linecap="butt"/>
    </style:style>
    <style:style style:family="graphic" style:name="a545">
      <style:graphic-properties draw:fill="none" draw:stroke="solid" svg:stroke-width="0.00694in" svg:stroke-color="#4472c4" draw:marker-end="a544" svg:stroke-opacity="100%" draw:stroke-linejoin="miter" svg:stroke-linecap="butt"/>
    </style:style>
    <style:style style:family="graphic" style:name="a547">
      <style:graphic-properties draw:fill="none" draw:stroke="solid" svg:stroke-width="0.00694in" svg:stroke-color="#4472c4" draw:marker-end="a546" svg:stroke-opacity="100%" draw:stroke-linejoin="miter" svg:stroke-linecap="butt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2">
      <style:graphic-properties draw:fill="none" draw:stroke="solid" svg:stroke-width="0.00694in" svg:stroke-color="#4472c4" draw:marker-end="a441" svg:stroke-opacity="100%" draw:stroke-linejoin="miter" svg:stroke-linecap="butt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0">
      <style:graphic-properties draw:fill="none" draw:stroke="solid" svg:stroke-width="0.00694in" svg:stroke-color="#4472c4" draw:marker-end="a559" svg:stroke-opacity="100%" draw:stroke-linejoin="miter" svg:stroke-linecap="butt"/>
    </style:style>
    <style:style style:family="graphic" style:name="a458">
      <style:graphic-properties draw:fill="none" draw:stroke="solid" svg:stroke-width="0.00694in" svg:stroke-color="#4472c4" draw:marker-end="a457" svg:stroke-opacity="100%" draw:stroke-linejoin="miter" svg:stroke-linecap="butt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1">
      <style:graphic-properties draw:fill="none" draw:stroke="solid" svg:stroke-width="0.00694in" svg:stroke-color="#4472c4" draw:marker-end="a500" svg:stroke-opacity="100%" draw:stroke-linejoin="miter" svg:stroke-linecap="butt"/>
    </style:style>
    <style:style style:family="graphic" style:name="a460">
      <style:graphic-properties draw:fill="none" draw:stroke="solid" svg:stroke-width="0.00694in" svg:stroke-color="#4472c4" draw:marker-end="a459" svg:stroke-opacity="100%" draw:stroke-linejoin="miter" svg:stroke-linecap="butt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>
      <style:graphic-properties draw:fill="none" draw:stroke="solid" svg:stroke-width="0.00694in" svg:stroke-color="#4472c4" draw:marker-end="a502" svg:stroke-opacity="100%" draw:stroke-linejoin="miter" svg:stroke-linecap="butt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draw:fill="none" draw:stroke="solid" svg:stroke-width="0.00694in" svg:stroke-color="#4472c4" draw:marker-end="a465" svg:stroke-opacity="100%" draw:stroke-linejoin="miter" svg:stroke-linecap="butt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draw:fill="none" draw:stroke="solid" svg:stroke-width="0.00694in" svg:stroke-color="#4472c4" draw:marker-end="a569" svg:stroke-opacity="100%" draw:stroke-linejoin="miter" svg:stroke-linecap="butt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draw:fill="none" draw:stroke="solid" svg:stroke-width="0.00694in" svg:stroke-color="#4472c4" draw:marker-end="a571" svg:stroke-opacity="100%" draw:stroke-linejoin="miter" svg:stroke-linecap="butt"/>
    </style: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3" draw:style-name="a359" draw:master-page-name="Master1-Layout2-obj-標題及內容" presentation:presentation-page-layout-name="Master1-PPL2" draw:id="Slide-258">
        <draw:frame draw:id="id63" presentation:style-name="a362" draw:name="標題 1" svg:x="0.91667in" svg:y="0.39931in" svg:width="11.5in" svg:height="1.44965in" presentation:class="title" presentation:placeholder="false">
          <draw:text-box>
            <text:p text:style-name="a361" text:class-names="" text:cond-style-name=""><text:span text:style-name="a360" text:class-names="">功能需求</text:span></text:p>
          </draw:text-box>
          <svg:title/>
          <svg:desc/>
        </draw:frame>
        <draw:frame draw:id="id64" presentation:style-name="a421" draw:name="內容版面配置區 2" svg:x="0.91667in" svg:y="1.99653in" svg:width="11.5in" svg:height="4.75868in" presentation:class="outline" presentation:placeholder="false">
          <draw:text-box>
            <text:list text:style-name="a378">
              <text:list-item>
                <text:p text:style-name="a377" text:class-names="" text:cond-style-name=""><text:span text:style-name="a363" text:class-names="">(1)</text:span><text:span text:style-name="a364" text:class-names="">訪客申請會員後</text:span><text:span text:style-name="a365" text:class-names="">,<text:s text:c="1"/></text:span><text:span text:style-name="a366" text:class-names="">成為使用者</text:span><text:span text:style-name="a367" text:class-names="">,<text:s text:c="1"/></text:span><text:span text:style-name="a368" text:class-names="">登入系統</text:span><text:span text:style-name="a369" text:class-names="">,<text:s text:c="1"/></text:span><text:span text:style-name="a370" text:class-names="">使用者可依</text:span><text:span text:style-name="a371" text:class-names="">(</text:span><text:span text:style-name="a372" text:class-names="">景點、搭車、食宿</text:span><text:span text:style-name="a373" text:class-names="">)</text:span><text:span text:style-name="a374" text:class-names="">瀏覽作複合式選擇</text:span><text:span text:style-name="a375" text:class-names="">,<text:s text:c="1"/></text:span><text:span text:style-name="a376" text:class-names="">選擇想出發的行程、預計出發的時間、預計旅遊期間、</text:span></text:p>
              </text:list-item>
            </text:list>
            <text:list text:style-name="a390">
              <text:list-item>
                <text:p text:style-name="a389" text:class-names="" text:cond-style-name=""><text:span text:style-name="a379" text:class-names="">(2)</text:span><text:span text:style-name="a380" text:class-names="">系統要有新增</text:span><text:span text:style-name="a381" text:class-names="">/</text:span><text:span text:style-name="a382" text:class-names="">修改</text:span><text:span text:style-name="a383" text:class-names="">/</text:span><text:span text:style-name="a384" text:class-names="">刪除</text:span><text:span text:style-name="a385" text:class-names="">/</text:span><text:span text:style-name="a386" text:class-names="">查詢記錄功能</text:span><text:span text:style-name="a387" text:class-names="">,<text:s text:c="1"/></text:span><text:span text:style-name="a388" text:class-names="">給予使用者存取的清單</text:span></text:p>
              </text:list-item>
            </text:list>
            <text:list text:style-name="a402">
              <text:list-item>
                <text:p text:style-name="a401" text:class-names="" text:cond-style-name=""><text:span text:style-name="a391" text:class-names="">(3)</text:span><text:span text:style-name="a392" text:class-names="">系統要有新增</text:span><text:span text:style-name="a393" text:class-names="">/</text:span><text:span text:style-name="a394" text:class-names="">修改</text:span><text:span text:style-name="a395" text:class-names="">/</text:span><text:span text:style-name="a396" text:class-names="">刪除</text:span><text:span text:style-name="a397" text:class-names="">/</text:span><text:span text:style-name="a398" text:class-names="">查詢記錄功能</text:span><text:span text:style-name="a399" text:class-names="">,<text:s text:c="1"/></text:span><text:span text:style-name="a400" text:class-names="">給予管理者存取的清單</text:span></text:p>
              </text:list-item>
            </text:list>
            <text:list text:style-name="a412">
              <text:list-item>
                <text:p text:style-name="a411" text:class-names="" text:cond-style-name=""><text:span text:style-name="a403" text:class-names="">(4)</text:span><text:span text:style-name="a404" text:class-names="">對於顧客所確認的項目</text:span><text:span text:style-name="a405" text:class-names="">,<text:s text:c="1"/></text:span><text:span text:style-name="a406" text:class-names="">系統會作記錄</text:span><text:span text:style-name="a407" text:class-names="">,<text:s text:c="1"/></text:span><text:span text:style-name="a408" text:class-names="">及發送訊息至網站平台</text:span><text:span text:style-name="a409" text:class-names="">, Mail</text:span><text:span text:style-name="a410" text:class-names="">通知等訊息</text:span></text:p>
              </text:list-item>
            </text:list>
            <text:list text:style-name="a420">
              <text:list-item>
                <text:p text:style-name="a419" text:class-names="" text:cond-style-name=""><text:span text:style-name="a413" text:class-names="">(5)</text:span><text:span text:style-name="a414" text:class-names="">會員可以檢視註記行程</text:span><text:span text:style-name="a415" text:class-names="">,<text:s text:c="1"/></text:span><text:span text:style-name="a416" text:class-names="">出發及回程情景</text:span><text:span text:style-name="a417" text:class-names="">,<text:s text:c="1"/></text:span><text:span text:style-name="a418" text:class-names="">作打卡記錄</text:span></text:p>
              </text:list-item>
            </text:list>
          </draw:text-box>
          <svg:title/>
          <svg:desc/>
        </draw:frame>
      </draw:page>
      <draw:page draw:name="Slide1" draw:style-name="a422" draw:master-page-name="Master1-Layout1-title-標題投影片" presentation:presentation-page-layout-name="Master1-PPL1" draw:id="Slide-256">
        <draw:custom-shape svg:x="7.80863in" svg:y="3.21481in" svg:width="1.67797in" svg:height="1.27119in" draw:id="id65" draw:style-name="a426" draw:name="橢圓 3">
          <svg:title/>
          <svg:desc/>
          <text:p text:style-name="a425" text:class-names="" text:cond-style-name=""><text:span text:style-name="a423" text:class-names="">站點</text:span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77738in" svg:y="1.52542in" svg:width="1.48305in" svg:height="0.9661in" draw:id="id66" draw:style-name="a429" draw:name="橢圓 4">
          <svg:title/>
          <svg:desc/>
          <text:p text:style-name="a428" text:class-names="" text:cond-style-name=""><text:span text:style-name="a427" text:class-names="">出發日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85241in" svg:y="2.07921in" svg:width="1.48305in" svg:height="0.9661in" draw:id="id67" draw:style-name="a432" draw:name="橢圓 5">
          <svg:title/>
          <svg:desc/>
          <text:p text:style-name="a431" text:class-names="" text:cond-style-name=""><text:span text:style-name="a430" text:class-names="">回程日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1.78849in" svg:y1="1.33926in" draw:start-shape="id68" draw:start-glue-point="6" svg:x2="2.97573in" svg:y2="2.00152in" draw:end-shape="id69" draw:end-glue-point="0" draw:id="id70" draw:style-name="a434" draw:name="直線單箭頭接點 8">
          <svg:title/>
          <svg:desc/>
        </draw:connector>
        <draw:connector draw:type="line" svg:x1="10.0696in" svg:y1="2.90383in" draw:start-shape="id67" draw:start-glue-point="5" svg:x2="9.24086in" svg:y2="3.40097in" draw:end-shape="id65" draw:end-glue-point="7" draw:id="id71" draw:style-name="a436" draw:name="直線單箭頭接點 10">
          <svg:title/>
          <svg:desc/>
        </draw:connector>
        <draw:custom-shape svg:x="0.3438in" svg:y="0.25424in" svg:width="1.69257in" svg:height="1.27119in" draw:id="id68" draw:style-name="a440" draw:name="橢圓 9">
          <svg:title/>
          <svg:desc/>
          <text:p text:style-name="a439" text:class-names="" text:cond-style-name=""><text:span text:style-name="a437" text:class-names="">會員</text:span><text:span text:style-name="a43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8.5189in" svg:y1="2.49152in" draw:start-shape="id66" draw:start-glue-point="2" svg:x2="8.64761in" svg:y2="3.21481in" draw:end-shape="id65" draw:end-glue-point="0" draw:id="id72" draw:style-name="a442" draw:name="直線單箭頭接點 11">
          <svg:title/>
          <svg:desc/>
        </draw:connector>
        <draw:custom-shape svg:x="1.89587in" svg:y="2.00152in" svg:width="2.15972in" svg:height="1.4188in" draw:id="id69" draw:style-name="a448" draw:name="橢圓 12">
          <svg:title/>
          <svg:desc/>
          <text:p text:style-name="a447" text:class-names="" text:cond-style-name=""><text:span text:style-name="a443" text:class-names="">查</text:span><text:span text:style-name="a444" text:class-names="">詢</text:span><text:span text:style-name="a445" text:class-names="">時刻表</text:span><text:span text:style-name="a44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03636in" svg:y="3.85779in" svg:width="2.42859in" svg:height="1.25207in" draw:id="id73" draw:style-name="a452" draw:name="菱形 14">
          <svg:title/>
          <svg:desc/>
          <text:p text:style-name="a451" text:class-names="" text:cond-style-name=""><text:span text:style-name="a449" text:class-names="">判別搭車車況</text:span><text:span text:style-name="a450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ustom-shape svg:x="7.80863in" svg:y="5.7327in" svg:width="1.67797in" svg:height="1.27119in" draw:id="id74" draw:style-name="a456" draw:name="橢圓 17">
          <svg:title/>
          <svg:desc/>
          <text:p text:style-name="a455" text:class-names="" text:cond-style-name=""><text:span text:style-name="a453" text:class-names="">火車時刻表</text:span><text:span text:style-name="a45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3.24194in" svg:y1="3.42032in" svg:x2="3.25066in" svg:y2="3.85779in" draw:end-shape="id73" draw:end-glue-point="0" draw:id="id75" draw:style-name="a458" draw:name="直線單箭頭接點 19">
          <svg:title/>
          <svg:desc/>
        </draw:connector>
        <draw:connector draw:type="line" svg:x1="8.33341in" svg:y1="4.48599in" svg:x2="8.64761in" svg:y2="5.7327in" draw:end-shape="id74" draw:end-glue-point="0" draw:id="id76" draw:style-name="a460" draw:name="直線單箭頭接點 21">
          <svg:title/>
          <svg:desc/>
        </draw:connector>
        <draw:custom-shape svg:x="2.40295in" svg:y="5.7327in" svg:width="1.67797in" svg:height="1.27119in" draw:id="id77" draw:style-name="a464" draw:name="橢圓 24">
          <svg:title/>
          <svg:desc/>
          <text:p text:style-name="a463" text:class-names="" text:cond-style-name=""><text:span text:style-name="a461" text:class-names="">時刻表</text:span><text:span text:style-name="a46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3.25066in" svg:y1="5.10986in" draw:start-shape="id73" draw:start-glue-point="2" svg:x2="3.24194in" svg:y2="5.7327in" draw:end-shape="id77" draw:end-glue-point="0" draw:id="id78" draw:style-name="a466" draw:name="直線單箭頭接點 28">
          <svg:title/>
          <svg:desc/>
        </draw:connector>
        <draw:custom-shape svg:x="4.73048in" svg:y="5.75182in" svg:width="2.42859in" svg:height="1.25207in" draw:id="id79" draw:style-name="a470" draw:name="菱形 30">
          <svg:title/>
          <svg:desc/>
          <text:p text:style-name="a469" text:class-names="" text:cond-style-name=""><text:span text:style-name="a467" text:class-names="">選擇搭車車況</text:span><text:span text:style-name="a468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onnector draw:type="line" svg:x1="4.08092in" svg:y1="6.36829in" draw:start-shape="id77" draw:start-glue-point="1" svg:x2="4.73048in" svg:y2="6.37785in" draw:end-shape="id79" draw:end-glue-point="3" draw:id="id80" draw:style-name="a472" draw:name="直線單箭頭接點 31">
          <svg:title/>
          <svg:desc/>
        </draw:connector>
        <draw:connector draw:type="line" svg:x1="7.15907in" svg:y1="6.38251in" svg:x2="7.80863in" svg:y2="6.39207in" draw:id="id81" draw:style-name="a474" draw:name="直線單箭頭接點 35">
          <svg:title/>
          <svg:desc/>
        </draw:connector>
      </draw:page>
      <draw:page draw:name="Slide2" draw:style-name="a475" draw:master-page-name="Master1-Layout2-obj-標題及內容" presentation:presentation-page-layout-name="Master1-PPL2" draw:id="Slide-257">
        <draw:custom-shape svg:x="3.88136in" svg:y="2.97698in" svg:width="1.67797in" svg:height="1.27119in" draw:id="id82" draw:style-name="a478" draw:name="橢圓 3">
          <svg:title/>
          <svg:desc/>
          <text:p text:style-name="a477" text:class-names="" text:cond-style-name=""><text:span text:style-name="a476" text:class-names="">站點單收集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38913in" svg:y="4.61483in" svg:width="2.10169in" svg:height="0.9661in" draw:id="id83" draw:style-name="a481" draw:name="橢圓 4">
          <svg:title/>
          <svg:desc/>
          <text:p text:style-name="a480" text:class-names="" text:cond-style-name=""><text:span text:style-name="a479" text:class-names="">站點類型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72034in" svg:y="1.52542in" svg:width="2.10169in" svg:height="0.9661in" draw:id="id84" draw:style-name="a484" draw:name="橢圓 5">
          <svg:title/>
          <svg:desc/>
          <text:p text:style-name="a483" text:class-names="" text:cond-style-name=""><text:span text:style-name="a482" text:class-names="">站點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82203in" svg:y="2.95818in" svg:width="2.10169in" svg:height="0.9661in" draw:id="id85" draw:style-name="a487" draw:name="橢圓 6">
          <svg:title/>
          <svg:desc/>
          <text:p text:style-name="a486" text:class-names="" text:cond-style-name=""><text:span text:style-name="a485" text:class-names="">出發日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54802in" svg:y="4.43276in" svg:width="2.10169in" svg:height="0.9661in" draw:id="id86" draw:style-name="a490" draw:name="橢圓 7">
          <svg:title/>
          <svg:desc/>
          <text:p text:style-name="a489" text:class-names="" text:cond-style-name=""><text:span text:style-name="a488" text:class-names="">到達日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08898in" svg:y="5.39886in" svg:width="2.10169in" svg:height="0.9661in" draw:id="id87" draw:style-name="a493" draw:name="橢圓 8">
          <svg:title/>
          <svg:desc/>
          <text:p text:style-name="a492" text:class-names="" text:cond-style-name=""><text:span text:style-name="a491" text:class-names="">回程日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2.43997in" svg:y1="5.58093in" draw:start-shape="id83" draw:start-glue-point="2" svg:x2="4.12709in" svg:y2="3.16314in" draw:end-shape="id82" draw:end-glue-point="4" draw:id="id88" draw:style-name="a495" draw:name="直線單箭頭接點 10">
          <svg:title/>
          <svg:desc/>
        </draw:connector>
        <draw:connector draw:type="line" svg:x1="5.77119in" svg:y1="2.49152in" draw:start-shape="id84" draw:start-glue-point="2" svg:x2="5.31359in" svg:y2="3.16314in" draw:end-shape="id82" draw:end-glue-point="7" draw:id="id89" draw:style-name="a497" draw:name="直線單箭頭接點 11">
          <svg:title/>
          <svg:desc/>
        </draw:connector>
        <draw:connector draw:type="line" svg:x1="6.82203in" svg:y1="3.44124in" draw:start-shape="id85" draw:start-glue-point="3" svg:x2="5.55932in" svg:y2="3.61258in" draw:end-shape="id82" draw:end-glue-point="1" draw:id="id90" draw:style-name="a499" draw:name="直線單箭頭接點 15">
          <svg:title/>
          <svg:desc/>
        </draw:connector>
        <draw:connector draw:type="line" svg:x1="6.54802in" svg:y1="4.91581in" draw:start-shape="id86" draw:start-glue-point="3" svg:x2="5.31359in" svg:y2="4.06201in" draw:end-shape="id82" draw:end-glue-point="6" draw:id="id91" draw:style-name="a501" draw:name="直線單箭頭接點 18">
          <svg:title/>
          <svg:desc/>
        </draw:connector>
        <draw:connector draw:type="line" svg:x1="5.13983in" svg:y1="5.39886in" draw:start-shape="id87" draw:start-glue-point="0" svg:x2="4.72034in" svg:y2="4.24817in" draw:end-shape="id82" draw:end-glue-point="2" draw:id="id92" draw:style-name="a503" draw:name="直線單箭頭接點 21">
          <svg:title/>
          <svg:desc/>
        </draw:connector>
      </draw:page>
      <draw:page draw:name="Slide4" draw:style-name="a504" draw:master-page-name="Master1-Layout2-obj-標題及內容" presentation:presentation-page-layout-name="Master1-PPL2" draw:id="Slide-259">
        <draw:frame draw:id="id93" presentation:style-name="a505" draw:name="標題 1" svg:x="0.91667in" svg:y="0.39931in" svg:width="11.5in" svg:height="1.44965in" presentation:class="title" presentation:placeholder="true">
          <draw:text-box/>
          <svg:title/>
          <svg:desc/>
        </draw:frame>
        <draw:frame draw:id="id94" presentation:style-name="a512" draw:name="內容版面配置區 2" svg:x="0.91667in" svg:y="1.99653in" svg:width="11.5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  <draw:custom-shape svg:x="1.17967in" svg:y="1.94396in" svg:width="1.43851in" svg:height="1.27119in" draw:id="id95" draw:style-name="a517" draw:name="橢圓 3">
          <svg:title/>
          <svg:desc/>
          <text:p text:style-name="a516" text:class-names="" text:cond-style-name=""><text:span text:style-name="a513" text:class-names="">站點單</text:span><text:span text:style-name="a514" text:class-names="">收集</text:span><text:span text:style-name="a51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95919in" svg:y="2.96071in" svg:width="1.67797in" svg:height="1.27119in" draw:id="id96" draw:style-name="a521" draw:name="橢圓 4">
          <svg:title/>
          <svg:desc/>
          <text:p text:style-name="a520" text:class-names="" text:cond-style-name=""><text:span text:style-name="a518" text:class-names="">時間</text:span><text:span text:style-name="a51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83284in" svg:y="4.83555in" svg:width="1.80432in" svg:height="1.27119in" draw:id="id97" draw:style-name="a525" draw:name="橢圓 5">
          <svg:title/>
          <svg:desc/>
          <text:p text:style-name="a524" text:class-names="" text:cond-style-name=""><text:span text:style-name="a522" text:class-names="">行程清單</text:span><text:span text:style-name="a52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65225in" svg:y="5.877in" svg:width="1.80432in" svg:height="1.27119in" draw:id="id98" draw:style-name="a529" draw:name="橢圓 6">
          <svg:title/>
          <svg:desc/>
          <text:p text:style-name="a528" text:class-names="" text:cond-style-name=""><text:span text:style-name="a526" text:class-names="">搭車方式</text:span><text:span text:style-name="a52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61759in" svg:y="1.74994in" svg:width="1.67797in" svg:height="1.27119in" draw:id="id99" draw:style-name="a533" draw:name="橢圓 7">
          <svg:title/>
          <svg:desc/>
          <text:p text:style-name="a532" text:class-names="" text:cond-style-name=""><text:span text:style-name="a530" text:class-names="">日期</text:span><text:span text:style-name="a53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47259in" svg:y="3.56557in" svg:width="1.80432in" svg:height="1.27119in" draw:id="id100" draw:style-name="a537" draw:name="橢圓 8">
          <svg:title/>
          <svg:desc/>
          <text:p text:style-name="a536" text:class-names="" text:cond-style-name=""><text:span text:style-name="a534" text:class-names="">搭車</text:span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20492in" svg:y1="4.04573in" draw:start-shape="id96" draw:start-glue-point="5" svg:x2="4.27691in" svg:y2="4.20116in" draw:end-shape="id100" draw:end-glue-point="1" draw:id="id101" draw:style-name="a539" draw:name="直線單箭頭接點 10">
          <svg:title/>
          <svg:desc/>
        </draw:connector>
        <draw:connector draw:type="line" svg:x1="4.86332in" svg:y1="2.83497in" draw:start-shape="id99" draw:start-glue-point="5" svg:x2="3.37475in" svg:y2="3.56557in" draw:end-shape="id100" draw:end-glue-point="0" draw:id="id102" draw:style-name="a541" draw:name="直線單箭頭接點 11">
          <svg:title/>
          <svg:desc/>
        </draw:connector>
        <draw:connector draw:type="line" svg:x1="5.83284in" svg:y1="5.47114in" draw:start-shape="id97" draw:start-glue-point="3" svg:x2="4.01267in" svg:y2="4.65059in" draw:end-shape="id100" draw:end-glue-point="6" draw:id="id103" draw:style-name="a543" draw:name="直線單箭頭接點 13">
          <svg:title/>
          <svg:desc/>
        </draw:connector>
        <draw:connector draw:type="line" svg:x1="4.55441in" svg:y1="5.877in" draw:start-shape="id98" draw:start-glue-point="0" svg:x2="3.46607in" svg:y2="4.84708in" draw:id="id104" draw:style-name="a545" draw:name="直線單箭頭接點 20">
          <svg:title/>
          <svg:desc/>
        </draw:connector>
        <draw:connector draw:type="line" svg:x1="1.89893in" svg:y1="3.21515in" draw:start-shape="id95" draw:start-glue-point="2" svg:x2="2.73683in" svg:y2="3.75173in" draw:end-shape="id100" draw:end-glue-point="4" draw:id="id105" draw:style-name="a547" draw:name="直線單箭頭接點 22">
          <svg:title/>
          <svg:desc/>
        </draw:connector>
      </draw:page>
      <draw:page draw:name="Slide5" draw:style-name="a548" draw:master-page-name="Master1-Layout2-obj-標題及內容" presentation:presentation-page-layout-name="Master1-PPL2" draw:id="Slide-260">
        <draw:frame draw:id="id106" presentation:style-name="a549" draw:name="標題 1" svg:x="0.91667in" svg:y="0.39931in" svg:width="11.5in" svg:height="1.44965in" presentation:class="title" presentation:placeholder="true">
          <draw:text-box/>
          <svg:title/>
          <svg:desc/>
        </draw:frame>
        <draw:frame draw:id="id107" presentation:style-name="a550" draw:name="內容版面配置區 2" svg:x="0.91667in" svg:y="1.99653in" svg:width="11.5in" svg:height="4.75868in" presentation:class="outline" presentation:placeholder="true">
          <draw:text-box/>
          <svg:title/>
          <svg:desc/>
        </draw:frame>
        <draw:custom-shape svg:x="2.47259in" svg:y="3.56557in" svg:width="2.00013in" svg:height="1.27119in" draw:id="id108" draw:style-name="a554" draw:name="橢圓 3">
          <svg:title/>
          <svg:desc/>
          <text:p text:style-name="a553" text:class-names="" text:cond-style-name=""><text:span text:style-name="a551" text:class-names="">集合目的地點</text:span><text:span text:style-name="a55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30896in" svg:y="1.84896in" svg:width="1.80432in" svg:height="1.27119in" draw:id="id109" draw:style-name="a558" draw:name="橢圓 4">
          <svg:title/>
          <svg:desc/>
          <text:p text:style-name="a557" text:class-names="" text:cond-style-name=""><text:span text:style-name="a555" text:class-names="">搭車</text:span><text:span text:style-name="a55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2.27273in" svg:y1="3.12015in" svg:x2="2.76551in" svg:y2="3.75173in" draw:end-shape="id108" draw:end-glue-point="4" draw:id="id110" draw:style-name="a560" draw:name="直線單箭頭接點 6">
          <svg:title/>
          <svg:desc/>
        </draw:connector>
        <draw:custom-shape svg:x="5.52282in" svg:y="3.31029in" svg:width="1.67797in" svg:height="1.27119in" draw:id="id111" draw:style-name="a564" draw:name="橢圓 7">
          <svg:title/>
          <svg:desc/>
          <text:p text:style-name="a563" text:class-names="" text:cond-style-name=""><text:span text:style-name="a561" text:class-names="">時間</text:span><text:span text:style-name="a56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28122in" svg:y="1.537in" svg:width="1.67797in" svg:height="1.27119in" draw:id="id112" draw:style-name="a568" draw:name="橢圓 8">
          <svg:title/>
          <svg:desc/>
          <text:p text:style-name="a567" text:class-names="" text:cond-style-name=""><text:span text:style-name="a565" text:class-names="">日期</text:span><text:span text:style-name="a56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4.87381in" svg:y1="2.74344in" svg:x2="4.17982in" svg:y2="3.75173in" draw:end-shape="id108" draw:end-glue-point="7" draw:id="id113" draw:style-name="a570" draw:name="直線單箭頭接點 9">
          <svg:title/>
          <svg:desc/>
        </draw:connector>
        <draw:connector draw:type="line" svg:x1="5.57831in" svg:y1="3.93642in" svg:x2="4.47273in" svg:y2="4.20116in" draw:end-shape="id108" draw:end-glue-point="1" draw:id="id114" draw:style-name="a572" draw:name="直線單箭頭接點 11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標題投影片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標題及內容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章節標題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兩個內容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對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只有標題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空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含標題的內容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含標題的圖片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標題及直排文字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直排標題及文字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65" svg:viewBox="0 0 20 30" svg:d="m10 0-10 30h20z"/>
    <draw:marker draw:name="a459" svg:viewBox="0 0 20 30" svg:d="m10 0-10 30h20z"/>
    <draw:marker draw:name="a471" svg:viewBox="0 0 20 30" svg:d="m10 0-10 30h20z"/>
    <draw:marker draw:name="a473" svg:viewBox="0 0 20 30" svg:d="m10 0-10 30h20z"/>
    <draw:marker draw:name="a540" svg:viewBox="0 0 20 30" svg:d="m10 0-10 30h20z"/>
    <draw:marker draw:name="a542" svg:viewBox="0 0 20 30" svg:d="m10 0-10 30h20z"/>
    <draw:marker draw:name="a538" svg:viewBox="0 0 20 30" svg:d="m10 0-10 30h20z"/>
    <draw:marker draw:name="a544" svg:viewBox="0 0 20 30" svg:d="m10 0-10 30h20z"/>
    <draw:marker draw:name="a546" svg:viewBox="0 0 20 30" svg:d="m10 0-10 30h20z"/>
    <draw:marker draw:name="a494" svg:viewBox="0 0 20 30" svg:d="m10 0-10 30h20z"/>
    <draw:marker draw:name="a496" svg:viewBox="0 0 20 30" svg:d="m10 0-10 30h20z"/>
    <draw:marker draw:name="a433" svg:viewBox="0 0 20 30" svg:d="m10 0-10 30h20z"/>
    <draw:marker draw:name="a498" svg:viewBox="0 0 20 30" svg:d="m10 0-10 30h20z"/>
    <draw:marker draw:name="a500" svg:viewBox="0 0 20 30" svg:d="m10 0-10 30h20z"/>
    <draw:marker draw:name="a571" svg:viewBox="0 0 20 30" svg:d="m10 0-10 30h20z"/>
    <draw:marker draw:name="a559" svg:viewBox="0 0 20 30" svg:d="m10 0-10 30h20z"/>
    <draw:marker draw:name="a441" svg:viewBox="0 0 20 30" svg:d="m10 0-10 30h20z"/>
    <draw:marker draw:name="a435" svg:viewBox="0 0 20 30" svg:d="m10 0-10 30h20z"/>
    <draw:marker draw:name="a502" svg:viewBox="0 0 20 30" svg:d="m10 0-10 30h20z"/>
    <draw:marker draw:name="a569" svg:viewBox="0 0 20 30" svg:d="m10 0-10 30h20z"/>
    <draw:marker draw:name="a457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complex="" style:font-family-generic-asian="roman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complex="" style:font-family-generic-asian="roman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complex="" style:font-family-generic-asian="roman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complex="" style:font-family-generic-asian="roman" style:font-pitch-asian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complex="" style:font-family-generic-asian="roman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complex="" style:font-family-generic-asian="roman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complex="" style:font-family-generic-asian="roman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complex="" style:font-family-generic-asian="roman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complex="" style:font-family-generic-asian="roman" style:font-pitch-asian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complex="" style:font-family-generic-asian="roman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complex="" style:font-family-generic-asian="roman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1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8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4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2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6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1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9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4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Office-佈景主題" style:page-layout-name="pageLayout1" draw:style-name="a0">
      <draw:frame draw:id="id0" presentation:style-name="a3" draw:name="標題版面配置區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按一下以編輯母片標題樣式</text:span></text:p>
        </draw:text-box>
        <svg:title/>
        <svg:desc/>
      </draw:frame>
      <draw:frame draw:id="id1" presentation:style-name="a19" draw:name="文字版面配置區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編輯母片文字樣式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第二層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第三層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日期版面配置區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017/11/24</text:date></text:span><text:span text:style-name="a22" text:class-names=""/></text:p>
        </draw:text-box>
        <svg:title/>
        <svg:desc/>
      </draw:frame>
      <draw:frame draw:id="id3" presentation:style-name="a27" draw:name="頁尾版面配置區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投影片編號版面配置區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標題投影片" style:page-layout-name="pageLayout1" draw:style-name="a32">
      <draw:frame draw:id="id5" presentation:style-name="a35" draw:name="標題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按一下以編輯母片標題樣式</text:span></text:p>
        </draw:text-box>
        <svg:title/>
        <svg:desc/>
      </draw:frame>
      <draw:frame draw:id="id6" presentation:style-name="a38" draw:name="副標題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按一下以編輯母片子標題樣式</text:span></text:p>
        </draw:text-box>
        <svg:title/>
        <svg:desc/>
      </draw:frame>
      <draw:frame draw:id="id7" presentation:style-name="a43" draw:name="日期版面配置區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2017/11/24</text:date></text:span><text:span text:style-name="a41" text:class-names=""/></text:p>
        </draw:text-box>
        <svg:title/>
        <svg:desc/>
      </draw:frame>
      <draw:frame draw:id="id8" presentation:style-name="a46" draw:name="頁尾版面配置區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投影片編號版面配置區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標題及內容" style:page-layout-name="pageLayout1" draw:style-name="a51">
      <draw:frame draw:id="id10" presentation:style-name="a54" draw:name="標題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按一下以編輯母片標題樣式</text:span></text:p>
        </draw:text-box>
        <svg:title/>
        <svg:desc/>
      </draw:frame>
      <draw:frame draw:id="id11" presentation:style-name="a70" draw:name="內容版面配置區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編輯母片文字樣式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第二層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第三層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日期版面配置區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017/11/24</text:date></text:span><text:span text:style-name="a73" text:class-names=""/></text:p>
        </draw:text-box>
        <svg:title/>
        <svg:desc/>
      </draw:frame>
      <draw:frame draw:id="id13" presentation:style-name="a78" draw:name="頁尾版面配置區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投影片編號版面配置區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章節標題" style:page-layout-name="pageLayout1" draw:style-name="a83">
      <draw:frame draw:id="id15" presentation:style-name="a86" draw:name="標題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按一下以編輯母片標題樣式</text:span></text:p>
        </draw:text-box>
        <svg:title/>
        <svg:desc/>
      </draw:frame>
      <draw:frame draw:id="id16" presentation:style-name="a90" draw:name="文字版面配置區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編輯母片文字樣式</text:span></text:p>
            </text:list-item>
          </text:list>
        </draw:text-box>
        <svg:title/>
        <svg:desc/>
      </draw:frame>
      <draw:frame draw:id="id17" presentation:style-name="a95" draw:name="日期版面配置區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2017/11/24</text:date></text:span><text:span text:style-name="a93" text:class-names=""/></text:p>
        </draw:text-box>
        <svg:title/>
        <svg:desc/>
      </draw:frame>
      <draw:frame draw:id="id18" presentation:style-name="a98" draw:name="頁尾版面配置區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投影片編號版面配置區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兩個內容" style:page-layout-name="pageLayout1" draw:style-name="a103">
      <draw:frame draw:id="id20" presentation:style-name="a106" draw:name="標題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按一下以編輯母片標題樣式</text:span></text:p>
        </draw:text-box>
        <svg:title/>
        <svg:desc/>
      </draw:frame>
      <draw:frame draw:id="id21" presentation:style-name="a122" draw:name="內容版面配置區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編輯母片文字樣式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第二層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第三層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內容版面配置區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編輯母片文字樣式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第二層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第三層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日期版面配置區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2017/11/24</text:date></text:span><text:span text:style-name="a141" text:class-names=""/></text:p>
        </draw:text-box>
        <svg:title/>
        <svg:desc/>
      </draw:frame>
      <draw:frame draw:id="id24" presentation:style-name="a146" draw:name="頁尾版面配置區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投影片編號版面配置區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比對" style:page-layout-name="pageLayout1" draw:style-name="a151">
      <draw:frame draw:id="id26" presentation:style-name="a154" draw:name="標題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按一下以編輯母片標題樣式</text:span></text:p>
        </draw:text-box>
        <svg:title/>
        <svg:desc/>
      </draw:frame>
      <draw:frame draw:id="id27" presentation:style-name="a158" draw:name="文字版面配置區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編輯母片文字樣式</text:span></text:p>
            </text:list-item>
          </text:list>
        </draw:text-box>
        <svg:title/>
        <svg:desc/>
      </draw:frame>
      <draw:frame draw:id="id28" presentation:style-name="a174" draw:name="內容版面配置區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編輯母片文字樣式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第二層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第三層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文字版面配置區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編輯母片文字樣式</text:span></text:p>
            </text:list-item>
          </text:list>
        </draw:text-box>
        <svg:title/>
        <svg:desc/>
      </draw:frame>
      <draw:frame draw:id="id30" presentation:style-name="a194" draw:name="內容版面配置區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編輯母片文字樣式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第二層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第三層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日期版面配置區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2017/11/24</text:date></text:span><text:span text:style-name="a197" text:class-names=""/></text:p>
        </draw:text-box>
        <svg:title/>
        <svg:desc/>
      </draw:frame>
      <draw:frame draw:id="id32" presentation:style-name="a202" draw:name="頁尾版面配置區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投影片編號版面配置區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只有標題" style:page-layout-name="pageLayout1" draw:style-name="a207">
      <draw:frame draw:id="id34" presentation:style-name="a210" draw:name="標題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按一下以編輯母片標題樣式</text:span></text:p>
        </draw:text-box>
        <svg:title/>
        <svg:desc/>
      </draw:frame>
      <draw:frame draw:id="id35" presentation:style-name="a215" draw:name="日期版面配置區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2017/11/24</text:date></text:span><text:span text:style-name="a213" text:class-names=""/></text:p>
        </draw:text-box>
        <svg:title/>
        <svg:desc/>
      </draw:frame>
      <draw:frame draw:id="id36" presentation:style-name="a218" draw:name="頁尾版面配置區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投影片編號版面配置區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空白" style:page-layout-name="pageLayout1" draw:style-name="a223">
      <draw:frame draw:id="id38" presentation:style-name="a228" draw:name="日期版面配置區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2017/11/24</text:date></text:span><text:span text:style-name="a226" text:class-names=""/></text:p>
        </draw:text-box>
        <svg:title/>
        <svg:desc/>
      </draw:frame>
      <draw:frame draw:id="id39" presentation:style-name="a231" draw:name="頁尾版面配置區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投影片編號版面配置區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含標題的內容" style:page-layout-name="pageLayout1" draw:style-name="a236">
      <draw:frame draw:id="id41" presentation:style-name="a239" draw:name="標題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按一下以編輯母片標題樣式</text:span></text:p>
        </draw:text-box>
        <svg:title/>
        <svg:desc/>
      </draw:frame>
      <draw:frame draw:id="id42" presentation:style-name="a255" draw:name="內容版面配置區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編輯母片文字樣式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第二層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第三層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文字版面配置區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編輯母片文字樣式</text:span></text:p>
            </text:list-item>
          </text:list>
        </draw:text-box>
        <svg:title/>
        <svg:desc/>
      </draw:frame>
      <draw:frame draw:id="id44" presentation:style-name="a264" draw:name="日期版面配置區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2017/11/24</text:date></text:span><text:span text:style-name="a262" text:class-names=""/></text:p>
        </draw:text-box>
        <svg:title/>
        <svg:desc/>
      </draw:frame>
      <draw:frame draw:id="id45" presentation:style-name="a267" draw:name="頁尾版面配置區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投影片編號版面配置區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含標題的圖片" style:page-layout-name="pageLayout1" draw:style-name="a272">
      <draw:frame draw:id="id47" presentation:style-name="a275" draw:name="標題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按一下以編輯母片標題樣式</text:span></text:p>
        </draw:text-box>
        <svg:title/>
        <svg:desc/>
      </draw:frame>
      <draw:frame draw:id="id48" presentation:style-name="a278" draw:name="圖片版面配置區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文字版面配置區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編輯母片文字樣式</text:span></text:p>
            </text:list-item>
          </text:list>
        </draw:text-box>
        <svg:title/>
        <svg:desc/>
      </draw:frame>
      <draw:frame draw:id="id50" presentation:style-name="a287" draw:name="日期版面配置區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2017/11/24</text:date></text:span><text:span text:style-name="a285" text:class-names=""/></text:p>
        </draw:text-box>
        <svg:title/>
        <svg:desc/>
      </draw:frame>
      <draw:frame draw:id="id51" presentation:style-name="a290" draw:name="頁尾版面配置區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投影片編號版面配置區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標題及直排文字" style:page-layout-name="pageLayout1" draw:style-name="a295">
      <draw:frame draw:id="id53" presentation:style-name="a298" draw:name="標題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按一下以編輯母片標題樣式</text:span></text:p>
        </draw:text-box>
        <svg:title/>
        <svg:desc/>
      </draw:frame>
      <draw:frame draw:id="id54" presentation:style-name="a314" draw:name="直排文字版面配置區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編輯母片文字樣式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第二層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第三層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日期版面配置區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2017/11/24</text:date></text:span><text:span text:style-name="a317" text:class-names=""/></text:p>
        </draw:text-box>
        <svg:title/>
        <svg:desc/>
      </draw:frame>
      <draw:frame draw:id="id56" presentation:style-name="a322" draw:name="頁尾版面配置區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投影片編號版面配置區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直排標題及文字" style:page-layout-name="pageLayout1" draw:style-name="a327">
      <draw:frame draw:id="id58" presentation:style-name="a330" draw:name="直排標題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按一下以編輯母片標題樣式</text:span></text:p>
        </draw:text-box>
        <svg:title/>
        <svg:desc/>
      </draw:frame>
      <draw:frame draw:id="id59" presentation:style-name="a346" draw:name="直排文字版面配置區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編輯母片文字樣式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第二層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第三層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日期版面配置區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2017/11/24</text:date></text:span><text:span text:style-name="a349" text:class-names=""/></text:p>
        </draw:text-box>
        <svg:title/>
        <svg:desc/>
      </draw:frame>
      <draw:frame draw:id="id61" presentation:style-name="a354" draw:name="頁尾版面配置區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投影片編號版面配置區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簡報</dc:title>
    <meta:initial-creator>hopefuldom@hotmail.com</meta:initial-creator>
    <dc:creator>user</dc:creator>
    <meta:creation-date>2017-11-23T12:59:50Z</meta:creation-date>
    <dc:date>2017-11-24T08:58:54Z</dc:date>
    <meta:editing-cycles>13</meta:editing-cycles>
    <meta:editing-duration>PT11779S</meta:editing-duration>
    <meta:document-statistic meta:paragraph-count="31" meta:word-count="191"/>
  </office:meta>
</office:document-meta>
</file>